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4.77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18.26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T1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CT001 - Cadastro usuário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59"/>
        <table:table-column table:style-name="co5" table:default-cell-style-name="ce1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19"/>
        <table:table-column table:style-name="co10" table:number-columns-repeated="1014" table:default-cell-style-name="ce19"/>
        <table:table-row table:style-name="ro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>
            <text:p>VITARI</text:p>
          </table:table-cell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1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o usuári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1] Cadastro usuári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Validação do cadastro do cliente em sistema e impedir:campos em branco,usuários já cadastrados, número mínimo de caracteres para senha</text:p>
          </table:table-cell>
          <table:covered-table-cell table:number-columns-repeated="4"/>
          <table:table-cell table:style-name="ce19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Não ter cadastro em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digitar dados em branco nos campos login e senha</text:p>
          </table:table-cell>
          <table:table-cell table:style-name="ce10" office:value-type="string" calcext:value-type="string">
            <text:p>Informar usuário, e-mail, senha e confirmação de senha</text:p>
          </table:table-cell>
          <table:table-cell table:style-name="ce11" office:value-type="string" calcext:value-type="string">
            <text:p>Dados em branco</text:p>
          </table:table-cell>
          <table:table-cell table:style-name="ce12" office:value-type="string" calcext:value-type="string">
            <text:p>Verificar se os campos obrigatórios foram preenchidos  e mostrar mensagens ao usuário:</text:p>
            <text:p>"cadastrado com sucesso"</text:p>
            <text:p/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Senha com menos de 6 dígitos</text:p>
          </table:table-cell>
          <table:table-cell table:style-name="ce12" office:value-type="string" calcext:value-type="string">
            <text:p>Validar se o campo senha possui no mínimo  6 caracteres e mostrar mensagem ao usuário:</text:p>
            <text:p>"A senha deve ter no mínimo 6 caracteres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Campo senha deve aparecer asterisco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Qualquer senha</text:p>
          </table:table-cell>
          <table:table-cell table:style-name="ce12" office:value-type="string" calcext:value-type="string">
            <text:p>Ao usuário digitar o campo senha devem ser visualizados asterisc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Campos login e senha devem ser case sensetive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Usuario: Admin</text:p>
            <text:p>Senha:123456*AA</text:p>
          </table:table-cell>
          <table:table-cell table:style-name="ce12" office:value-type="string" calcext:value-type="string">
            <text:p>O sistema deve diferenciar letras maiúsculas de minúsculas (case sensitive)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2 - Efetuar login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59"/>
        <table:table-column table:style-name="co5" table:default-cell-style-name="ce1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19"/>
        <table:table-column table:style-name="co10" table:number-columns-repeated="1014" table:default-cell-style-name="ce19"/>
        <table:table-row table:style-name="ro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>
            <text:p>VITARI</text:p>
          </table:table-cell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2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1] Cadastro usuári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a entrada do cliente em sistema e impedir: pessoas não cadastradas, tentativas de entrada suspeitas.</text:p>
          </table:table-cell>
          <table:covered-table-cell table:number-columns-repeated="4"/>
          <table:table-cell table:style-name="ce19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Estar cadastrado em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tentativas suspeitas</text:p>
          </table:table-cell>
          <table:table-cell table:style-name="ce10" office:value-type="string" calcext:value-type="string">
            <text:p>Muitas tentativas seguidas de erro</text:p>
          </table:table-cell>
          <table:table-cell table:style-name="ce11" office:value-type="string" calcext:value-type="string">
            <text:p>senhas invalidas</text:p>
          </table:table-cell>
          <table:table-cell table:style-name="ce12" office:value-type="string" calcext:value-type="string">
            <text:p>informar que o usuário foi bloqueado por inúmeras tentativas seguidas com erro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Não permitir tentativas suspeitas</text:p>
          </table:table-cell>
          <table:table-cell table:style-name="ce10" office:value-type="string" calcext:value-type="string">
            <text:p>Muitas tentativas seguidas de erro</text:p>
          </table:table-cell>
          <table:table-cell table:style-name="ce11" office:value-type="string" calcext:value-type="string">
            <text:p>usuários inválidos</text:p>
          </table:table-cell>
          <table:table-cell table:style-name="ce11" office:value-type="string" calcext:value-type="string">
            <text:p>informar que o usuário foi bloqueado por inúmeras tentativas seguidas com err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Não permitir campos em branco</text:p>
          </table:table-cell>
          <table:table-cell table:style-name="ce10" office:value-type="string" calcext:value-type="string">
            <text:p>Informar um dos campos em branco</text:p>
          </table:table-cell>
          <table:table-cell table:style-name="ce11" office:value-type="string" calcext:value-type="string">
            <text:p>senha ou usuário em branco</text:p>
          </table:table-cell>
          <table:table-cell table:style-name="ce12" office:value-type="string" calcext:value-type="string">
            <text:p>emitir mensagem de alerta: “campos obrigatório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3 - Sair do sistema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59"/>
        <table:table-column table:style-name="co5" table:default-cell-style-name="ce1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19"/>
        <table:table-column table:style-name="co10" table:number-columns-repeated="1014" table:default-cell-style-name="ce19"/>
        <table:table-row table:style-name="ro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>
            <text:p>VITARI</text:p>
          </table:table-cell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3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Sair do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3]Sair do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saia do sistema impossibilitando a utilização de funcionalidades restritas ao usuário logado</text:p>
          </table:table-cell>
          <table:covered-table-cell table:number-columns-repeated="4"/>
          <table:table-cell table:style-name="ce19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Estar cadastrado em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acesso a funcionalidades de cliente logado</text:p>
          </table:table-cell>
          <table:table-cell table:style-name="ce10" office:value-type="string" calcext:value-type="string">
            <text:p>Sair do sistema</text:p>
          </table:table-cell>
          <table:table-cell table:style-name="ce11" office:value-type="string" calcext:value-type="string">
            <text:p>sair do sistema</text:p>
          </table:table-cell>
          <table:table-cell table:style-name="ce12" office:value-type="string" calcext:value-type="string">
            <text:p>informar se o cliente deseja sair e desabilitar o acesso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0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4 - visualizar tela principal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59"/>
        <table:table-column table:style-name="co5" table:default-cell-style-name="ce1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19"/>
        <table:table-column table:style-name="co10" table:number-columns-repeated="1014" table:default-cell-style-name="ce19"/>
        <table:table-row table:style-name="ro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>
            <text:p>VITARI</text:p>
          </table:table-cell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4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Visualizar tela principal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4] Visualizar tela principal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o o usuário visualize </text:p>
          </table:table-cell>
          <table:covered-table-cell table:number-columns-repeated="4"/>
          <table:table-cell table:style-name="ce19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Permitir visualizar o home do site</text:p>
          </table:table-cell>
          <table:table-cell table:style-name="ce10" office:value-type="string" calcext:value-type="string">
            <text:p>entrar no site</text:p>
          </table:table-cell>
          <table:table-cell table:style-name="ce11" office:value-type="string" calcext:value-type="string">
            <text:p>entrar no site</text:p>
          </table:table-cell>
          <table:table-cell table:style-name="ce12" office:value-type="string" calcext:value-type="string">
            <text:p>apresentar os produtos disponíveis em sistema e suas opções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78" office:value-type="string" calcext:value-type="string">
            <text:p>Permitir interação com os elementos do site</text:p>
          </table:table-cell>
          <table:table-cell table:style-name="ce10" office:value-type="string" calcext:value-type="string">
            <text:p>navegar nos elementos do site</text:p>
          </table:table-cell>
          <table:table-cell table:style-name="ce11" office:value-type="string" calcext:value-type="string">
            <text:p>entrar no site</text:p>
          </table:table-cell>
          <table:table-cell table:style-name="ce11" office:value-type="string" calcext:value-type="string">
            <text:p>permitir navegação entre os elementos do site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5 - Cadastrar produto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59"/>
        <table:table-column table:style-name="co5" table:default-cell-style-name="ce1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19"/>
        <table:table-column table:style-name="co10" table:number-columns-repeated="1014" table:default-cell-style-name="ce19"/>
        <table:table-row table:style-name="ro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>
            <text:p>VITARI</text:p>
          </table:table-cell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5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ar produt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9]Cadastrar produt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seja cadastrado novos produtos em sistema</text:p>
          </table:table-cell>
          <table:covered-table-cell table:number-columns-repeated="4"/>
          <table:table-cell table:style-name="ce19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Ser administrador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campos obrigatórios em branco</text:p>
          </table:table-cell>
          <table:table-cell table:style-name="ce10" office:value-type="string" calcext:value-type="string">
            <text:p>deixar campo obrigatório em branco</text:p>
          </table:table-cell>
          <table:table-cell table:style-name="ce11" office:value-type="string" calcext:value-type="string">
            <text:p>campo obrigatório em branco</text:p>
          </table:table-cell>
          <table:table-cell table:style-name="ce12" office:value-type="string" calcext:value-type="string">
            <text:p>Emitir alerta informando que não pode deixar campo obrigatório em branco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78" office:value-type="string" calcext:value-type="string">
            <text:p>Não permitir que se ultrapasse o tamanho do texto</text:p>
          </table:table-cell>
          <table:table-cell table:style-name="ce10" office:value-type="string" calcext:value-type="string">
            <text:p>informar nome do produto maior do que o campo permite </text:p>
          </table:table-cell>
          <table:table-cell table:style-name="ce11" office:value-type="string" calcext:value-type="string">
            <text:p>texto de entrada</text:p>
          </table:table-cell>
          <table:table-cell table:style-name="ce11" office:value-type="string" calcext:value-type="string">
            <text:p>Emitir alerta informando que não pode conter campo com quantidade de caracteres maior que permit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Não permitir campos com caractere especiais</text:p>
          </table:table-cell>
          <table:table-cell table:style-name="ce10" office:value-type="string" calcext:value-type="string">
            <text:p>Informar texto com caractere especial</text:p>
          </table:table-cell>
          <table:table-cell table:style-name="ce11" office:value-type="string" calcext:value-type="string">
            <text:p>Produto <text:a xlink:href="mailto:Es%25*@df" xlink:type="simple">Es%*@df</text:a></text:p>
          </table:table-cell>
          <table:table-cell table:style-name="ce12" office:value-type="string" calcext:value-type="string">
            <text:p>Emitir alerta informando que não pode conter campo com caractere especial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Não permitir busca inserindo números negativos para preço 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Números negativos</text:p>
          </table:table-cell>
          <table:table-cell table:style-name="ce12" office:value-type="string" calcext:value-type="string">
            <text:p>Emitir alerta informando que não pode conter produtos com preço negativ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Não permitir comandos SQL Injection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Digitar “NOT” na busca</text:p>
          </table:table-cell>
          <table:table-cell table:style-name="ce12" office:value-type="string" calcext:value-type="string">
            <text:p>Informar que o produto não foi encontra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Não permitir comandos SQL Injection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Digitar “OR” na busca</text:p>
          </table:table-cell>
          <table:table-cell table:style-name="ce12" office:value-type="string" calcext:value-type="string">
            <text:p>Informar que o produto não foi encontra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6 - Pesquisar produtos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59"/>
        <table:table-column table:style-name="co5" table:default-cell-style-name="ce1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19"/>
        <table:table-column table:style-name="co10" table:number-columns-repeated="1014" table:default-cell-style-name="ce19"/>
        <table:table-row table:style-name="ro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>
            <text:p>VITARI</text:p>
          </table:table-cell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6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Pesquisar produt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<text:span text:style-name="T3">[RF18]</text:span>Pesquisar produtos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seja pesquisado os produtos disponíveis no site</text:p>
          </table:table-cell>
          <table:covered-table-cell table:number-columns-repeated="4"/>
          <table:table-cell table:style-name="ce19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comandos SQL Injection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Comandos SQL</text:p>
          </table:table-cell>
          <table:table-cell table:style-name="ce12" office:value-type="string" calcext:value-type="string">
            <text:p>Bloquear ação do usuário informando um alerta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78" office:value-type="string" calcext:value-type="string">
            <text:p>Não permitir busca por uma sequência de caracteres especiais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Caracteres especiais,exemplo: “&amp;*%%$#”</text:p>
          </table:table-cell>
          <table:table-cell table:style-name="ce11" office:value-type="string" calcext:value-type="string">
            <text:p>Mostrar produtos não encontrados ou tratar como usuário suspeit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Não permitir busca inserindo somente espaços em branco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Somente espaços em branco</text:p>
          </table:table-cell>
          <table:table-cell table:style-name="ce12" office:value-type="string" calcext:value-type="string">
            <text:p>Mostrar produtos não encontrad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Não permitir busca inserindo números negativos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Números negativos</text:p>
          </table:table-cell>
          <table:table-cell table:style-name="ce12" office:value-type="string" calcext:value-type="string">
            <text:p>Mostrar produtos não encontrad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Não permitir comandos SQL Injection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Digitar “NOT” na busca</text:p>
          </table:table-cell>
          <table:table-cell table:style-name="ce12" office:value-type="string" calcext:value-type="string">
            <text:p>Informar que o produto não foi encontra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Não permitir comandos SQL Injection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Digitar “OR” na busca</text:p>
          </table:table-cell>
          <table:table-cell table:style-name="ce12" office:value-type="string" calcext:value-type="string">
            <text:p>Informar que o produto não foi encontra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7 - Visualizar produto específico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59"/>
        <table:table-column table:style-name="co5" table:default-cell-style-name="ce19"/>
        <table:table-column table:style-name="co6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19"/>
        <table:table-column table:style-name="co10" table:number-columns-repeated="1014" table:default-cell-style-name="ce19"/>
        <table:table-row table:style-name="ro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>
            <text:p>VITARI</text:p>
          </table:table-cell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7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Visualizar produto específic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19]Visualizar produto específic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visualizar o produto específico buscado, com suas descrições e particularidades</text:p>
          </table:table-cell>
          <table:covered-table-cell table:number-columns-repeated="4"/>
          <table:table-cell table:style-name="ce19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Permitir visualizar detalhes do produto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“Shampoo garnier”</text:p>
          </table:table-cell>
          <table:table-cell table:style-name="ce12" office:value-type="string" calcext:value-type="string">
            <text:p>Apresentar em uma nova página os detalhes do produto buscado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8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23:49:34.8746511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quel</meta:initial-creator>
    <meta:creation-date>2014-06-18T01:32:03Z</meta:creation-date>
    <dc:date>2019-10-29T01:50:34.702320508</dc:date>
    <meta:editing-duration>PT17M58S</meta:editing-duration>
    <meta:editing-cycles>3</meta:editing-cycles>
    <meta:document-statistic meta:table-count="7" meta:cell-count="404" meta:object-count="0"/>
  </office:meta>
</office:document-meta>
</file>